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.3524in" svg:height="5.2642in" svg:x="2.8378in" svg:y="0.1382in">
            <draw:object draw:notify-on-update-of-ranges="Sheet1.B2:Sheet1.B11 Sheet1.C1:Sheet1.C1 Sheet1.C2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aso</text:p>
          </table:table-cell>
          <table:table-cell office:value-type="string" calcext:value-type="string">
            <text:p>Nodos</text:p>
          </table:table-cell>
          <table:table-cell office:value-type="string" calcext:value-type="string">
            <text:p>Tiempo</text:p>
          </table:table-cell>
        </table:table-row>
        <table:table-row table:style-name="ro1">
          <table:table-cell office:value-type="string" calcext:value-type="string">
            <text:p>test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st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st6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st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st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3:54:54.688619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18T18:01:24.315472289</meta:creation-date>
    <dc:date>2020-11-27T00:08:52.076786330</dc:date>
    <meta:editing-duration>PT1H36M5S</meta:editing-duration>
    <meta:editing-cycles>7</meta:editing-cycles>
    <meta:generator>LibreOffice/7.0.3.1$Linux_X86_64 LibreOffice_project/00$Build-1</meta:generator>
    <meta:document-statistic meta:table-count="1" meta:cell-count="3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756cm" svg:height="13.372cm" xlink:href=".." xlink:type="simple" chart:class="chart:scatter" chart:style-name="ch1">
        <chart:title svg:x="9.096cm" svg:y="0.403cm" chart:style-name="ch2">
          <text:p>Los amigos internacionales</text:p>
        </chart:title>
        <chart:subtitle svg:x="8.805cm" svg:y="1.449cm" chart:style-name="ch3">
          <text:p>Resultados de tiempo de ejecución</text:p>
        </chart:subtitle>
        <chart:legend chart:legend-position="end" svg:x="21.863cm" svg:y="6.387cm" style:legend-expansion="high" chart:style-name="ch4"/>
        <chart:plot-area chart:style-name="ch5" table:cell-range-address="Sheet1.B1:Sheet1.C11" chart:data-source-has-labels="both" svg:x="1.486cm" svg:y="2.399cm" svg:width="19.902cm" svg:height="9.725cm">
          <chart:coordinate-region svg:x="1.922cm" svg:y="2.598cm" svg:width="19.279cm" svg:height="8.879cm"/>
          <chart:axis chart:dimension="x" chart:name="primary-x" chart:style-name="ch6" chartooo:axis-type="auto">
            <chart:title svg:x="10.097cm" svg:y="12.391cm" chart:style-name="ch7">
              <text:p>Nodos en el grafo</text:p>
            </chart:title>
            <chart:categories table:cell-range-address="Sheet1.B2:Sheet1.B11"/>
          </chart:axis>
          <chart:axis chart:dimension="y" chart:name="primary-y" chart:style-name="ch8">
            <chart:title svg:x="0.451cm" svg:y="9.184cm" chart:style-name="ch9">
              <text:p>Tiempo de ejecución (ms)</text:p>
            </chart:title>
            <chart:grid chart:style-name="ch10" chart:class="major"/>
          </chart:axis>
          <chart:series chart:style-name="ch11" chart:values-cell-range-address="Sheet1.C2:Sheet1.C11" chart:label-cell-address="Sheet1.C1:Sheet1.C1" chart:class="chart:scatter">
            <chart:domain table:cell-range-address="Sheet1.B2:Sheet1.B11"/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mpo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Sheet1.B2:Sheet1.B11</svg:desc>
                </draw:g>
              </table:table-cell>
              <table:table-cell office:value-type="float" office:value="5">
                <text:p>5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